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ce1"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1"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</table:table>
      <table:table table:name="Swimming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Bicycle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2:54:40.871459877</meta:creation-date>
    <dc:date>2022-11-02T11:58:41.591000000</dc:date>
    <meta:editing-duration>PT4H5M21S</meta:editing-duration>
    <meta:editing-cycles>5</meta:editing-cycles>
    <meta:generator>LibreOffice/7.3.3.2$Windows_X86_64 LibreOffice_project/d1d0ea68f081ee2800a922cac8f79445e4603348</meta:generator>
    <meta:document-statistic meta:table-count="4" meta:cell-count="942" meta:object-count="0"/>
  </office:meta>
</office:document-meta>
</file>